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wfont e61e78" svg:font-family="'wfont e61e78', f028d4ab4e13862f018dad375e58, wf, f028d4ab4e13862f018da, 'orig notcourie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fo:letter-spacing="normal" fo:font-style="italic" fo:font-weight="normal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tyle="normal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rst</text:p>
      <text:p text:style-name="Standard"/>
      <text:p text:style-name="Standard">2021</text:p>
      <text:p text:style-name="Standard"/>
      <text:p text:style-name="Standard">Design Academy Eindhoven Graduation Project. (Gijs: also the place to say collaoration with...)</text:p>
      <text:p text:style-name="Standard"/>
      <text:p text:style-name="Standard">I created a sextoy for my alter-ego, Horst. Horst is male, mid-forties, right-wing. Years of military service have left him struggling with his identity. He navigates a path between being respected as a man and the pitfalls of toxic masculinity. The project HORST has different elements to it: A <text:span text:style-name="T1">sex toy</text:span><text:span text:style-name="T2"> (HORST_mychickpic)</text:span> in the shape of a giant chicken illustrates both his misogynous worldview and his fondness for meat. An abstracted <text:span text:style-name="T1">mash-up</text:span> (HORST_becamegif) (https://www.youtube.com/watch?v=RYRGXWpjqqw&amp;embeds_referring_euri=https%3A%2F%2Fwww.fittererr.com%2F&amp;embeds_referring_origin=https%3A%2F%2Fwww.fittererr.com) of five blockbuster films convey the narcissistic personality of the tough hero. A <text:span text:style-name="T1">corset</text:span> (HORST_corsetpic) alludes to his insecurity about his body and the six-pack he lacks. In a modified version of the first-person shooter <text:span text:style-name="T1">game</text:span> (HORST_gamepic) UltimateDOOM, one can shoot the enemeies in form of the chicken. Grim and absurd in equal measure, ‘Horst’ makes us realize just how difficult it is to be a man in a world of media clichés and shifting gender identities. </text:p>
      <text:p text:style-name="Standard"/>
      <text:p text:style-name="Standard">The project was developed during my final semester at Design Academy Eindhoven. The Doom game was commissioned by Museum of the Future Enschede. </text:p>
      <text:p text:style-name="Standard"/>
      <text:p text:style-name="Standard">Featured at:</text:p>
      <text:p text:style-name="Standard">-Graduation Show, Beursgebouw Eindhoven (2021) (HORST_gradpic) (link)</text:p>
      <text:p text:style-name="Standard">-Museum of the Future, Enschede (2022) (HORST_motfpic) (link)</text:p>
      <text:p text:style-name="Standard">-Tec Art, Worm Rotterdam (2022) (HORST_tecartpic) (link)</text:p>
      <text:p text:style-name="Standard">-Gogbot Festival, Enschede (2022) (HORST_gogbotpic) (link)</text:p>
      <text:p text:style-name="Standard">-Zapzarap, Flutgraben Berlin (2022) (HORST_zapzerappic) (link)</text:p>
      <text:p text:style-name="Standard">-FemGarage, Highbrow Institute Wien (2022) (HORST_wienpic) (link)</text:p>
      <text:p text:style-name="Standard"/>
      <text:p text:style-name="Standard">Addtional Content: (theory)</text:p>
      <text:p text:style-name="Standard">-Artist Talk, ArtBlab London (2022) (HORST_talkpic) (link)</text:p>
      <text:p text:style-name="Standard">-Video Essay, TEMA Magazine (2022) (HORST_plankpic) (https://www.temamagazine.com/normality-6/30planks)</text:p>
      <text:p text:style-name="Standard">-Horst fucks Mychick, VideoClub Berlin (2022) (link)</text:p>
      <text:p text:style-name="Standard"/>
      <text:p text:style-name="Standard">Press:</text:p>
      <text:p text:style-name="P1"/>
      <text:section text:style-name="Sect1" text:name="comp-l9e9dfwr">
        <text:p text:style-name="P4"><text:span text:style-name="T3">Turbantia </text:span><text:span text:style-name="T4">"Enschede heeft eindelijk...", 02.04.22 (link)</text:span></text:p>
      </text:section>
      <text:section text:style-name="Sect1" text:name="comp-l9e9fzdw">
        <text:p text:style-name="P2"/>
      </text:section>
      <text:section text:style-name="Sect1" text:name="comp-kw6bwutx">
        <text:p text:style-name="P3">RTL4 <text:span text:style-name="T5">Jinek Afl. 39, 21.10.21 (link)</text:span></text:p>
      </text:section>
      <text:section text:style-name="Sect1" text:name="comp-kw6cewo2">
        <text:p text:style-name="P2"/>
      </text:section>
      <text:section text:style-name="Sect1" text:name="comp-kw6bwux0">
        <text:p text:style-name="P3">Studio 040 <text:span text:style-name="T5">"Boedereij inspireert (...)", 19.10.21 (link)</text:span></text:p>
      </text:section>
      <text:section text:style-name="Sect1" text:name="comp-kw6cfxr0">
        <text:p text:style-name="P2"/>
      </text:section>
      <text:section text:style-name="Sect1" text:name="comp-kw6bwuye">
        <text:p text:style-name="P3">trendstefan.se <text:span text:style-name="T5">"New Mythology (...)", 18.10.21 (link)</text:span></text:p>
      </text:section>
      <text:section text:style-name="Sect1" text:name="comp-kw6cgpfc">
        <text:p text:style-name="P2"/>
      </text:section>
      <text:section text:style-name="Sect1" text:name="comp-kw6c7pe0">
        <text:p text:style-name="P3">dewildeboerin.nl <text:span text:style-name="T5">"Geplukte kip of sextoy?", 16.11.21 (link)</text:span></text:p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wfont e61e78" svg:font-family="'wfont e61e78', f028d4ab4e13862f018dad375e58, wf, f028d4ab4e13862f018da, 'orig notcourie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52S</meta:editing-duration>
    <meta:editing-cycles>5</meta:editing-cycles>
    <meta:generator>OpenOffice/4.1.14$Win32 OpenOffice.org_project/4114m1$Build-9811</meta:generator>
    <dc:date>2023-10-10T12:52:57.36</dc:date>
    <dc:creator>s f</dc:creator>
    <meta:document-statistic meta:table-count="0" meta:image-count="0" meta:object-count="0" meta:page-count="1" meta:paragraph-count="22" meta:word-count="289" meta:character-count="2228"/>
    <meta:user-defined meta:name="Info 1"/>
    <meta:user-defined meta:name="Info 2"/>
    <meta:user-defined meta:name="Info 3"/>
    <meta:user-defined meta:name="Info 4"/>
  </office:meta>
</office:document-meta>
</file>